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ff9999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cc6699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4.93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><text:span text:style-name="T1">Simba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3" draw:text-style-name="P2" draw:layer="layout" svg:width="3.81cm" svg:height="3.81cm" draw:transform="rotate (0.346098790670475) translate (2.0170458329255cm 2.96496420679202cm)" svg:viewBox="0 0 3811 3811" svg:d="M1905 0c1080 0 1905 825 1905 1905s-825 1905-1905 1905-1905-825-1905-1905 825-1905 1905-1905zM0 0zM3811 3811z">
          <text:p/>
        </draw:path>
        <draw:path draw:style-name="gr4" draw:text-style-name="P2" draw:layer="layout" svg:width="2.653cm" svg:height="2.951cm" draw:transform="rotate (-0.334754150532513) translate (3.24747835413793cm 2.20577819282161cm)" svg:viewBox="0 0 2654 2952" svg:d="M433 2763c1391 508 2181-132 2218-489 38-357-319-395-1071-113-752 283-1429-150-1552-704-55-248-85-912 455-1457">
          <text:p/>
        </draw:path>
        <draw:path draw:style-name="gr4" draw:text-style-name="P2" draw:layer="layout" svg:width="2.653cm" svg:height="2.951cm" draw:transform="rotate (2.91627064715732) translate (5.87550698993748cm 5.87812022245436cm)" svg:viewBox="0 0 2654 2952" svg:d="M433 2763c1391 508 2181-132 2218-489 38-357-319-395-1071-113-752 283-1429-150-1552-704-55-248-85-912 455-1457">
          <text:p/>
        </draw:path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5" draw:text-style-name="P2" draw:layer="layout" svg:x1="5.718cm" svg:y1="14.732cm" svg:x2="24.768cm" svg:y2="14.732cm">
          <text:p/>
        </draw:line>
        <draw:frame draw:style-name="gr6" draw:layer="layout" svg:width="1.886cm" svg:height="0.962cm" svg:x="14.05cm" svg:y="15.156cm">
          <draw:text-box>
            <text:p>Time</text:p>
          </draw:text-box>
        </draw:frame>
        <draw:frame draw:style-name="gr6" draw:layer="layout" svg:width="1.484cm" svg:height="0.962cm" svg:x="3.894cm" svg:y="12.184cm">
          <draw:text-box>
            <text:p>idle</text:p>
          </draw:text-box>
        </draw:frame>
        <draw:frame draw:style-name="gr6" draw:layer="layout" svg:width="1.874cm" svg:height="0.962cm" svg:x="3.894cm" svg:y="10.484cm">
          <draw:text-box>
            <text:p>main</text:p>
          </draw:text-box>
        </draw:frame>
        <draw:frame draw:style-name="gr6" draw:layer="layout" svg:width="1.802cm" svg:height="0.962cm" svg:x="3.894cm" svg:y="8.784cm">
          <draw:text-box>
            <text:p>shell</text:p>
          </draw:text-box>
        </draw:frame>
        <draw:custom-shape draw:style-name="gr7" draw:text-style-name="P2" draw:layer="layout" svg:width="3.31cm" svg:height="0.508cm" svg:x="6.634cm" svg:y="12.4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88cm" svg:height="0.508cm" svg:x="9.951cm" svg:y="10.7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28cm" svg:height="0.508cm" svg:x="12.916cm" svg:y="9.04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draw:layer="layout" svg:width="1.766cm" svg:height="0.508cm" svg:x="11.134cm" svg:y="12.4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28cm" svg:height="0.508cm" svg:x="14.489cm" svg:y="9.0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4cm" svg:height="0.508cm" svg:x="16.064cm" svg:y="9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44cm" svg:height="0.508cm" svg:x="13.634cm" svg:y="12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44cm" svg:height="0.508cm" svg:x="15.214cm" svg:y="12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8cm" svg:height="0.508cm" svg:x="20.404cm" svg:y="12.44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944cm" svg:y1="14.986cm" svg:x2="9.944cm" svg:y2="7.874cm">
          <text:p/>
        </draw:line>
        <draw:line draw:style-name="gr4" draw:text-style-name="P2" draw:layer="layout" svg:x1="11.144cm" svg:y1="14.986cm" svg:x2="11.144cm" svg:y2="7.874cm">
          <text:p/>
        </draw:line>
        <draw:line draw:style-name="gr4" draw:text-style-name="P2" draw:layer="layout" svg:x1="12.904cm" svg:y1="14.986cm" svg:x2="12.904cm" svg:y2="7.874cm">
          <text:p/>
        </draw:line>
        <draw:line draw:style-name="gr4" draw:text-style-name="P2" draw:layer="layout" svg:x1="13.644cm" svg:y1="14.986cm" svg:x2="13.644cm" svg:y2="7.874cm">
          <text:p/>
        </draw:line>
        <draw:line draw:style-name="gr4" draw:text-style-name="P2" draw:layer="layout" svg:x1="14.474cm" svg:y1="14.986cm" svg:x2="14.474cm" svg:y2="7.874cm">
          <text:p/>
        </draw:line>
        <draw:line draw:style-name="gr4" draw:text-style-name="P2" draw:layer="layout" svg:x1="15.214cm" svg:y1="14.986cm" svg:x2="15.214cm" svg:y2="7.874cm">
          <text:p/>
        </draw:line>
        <draw:line draw:style-name="gr4" draw:text-style-name="P2" draw:layer="layout" svg:x1="16.059cm" svg:y1="14.986cm" svg:x2="16.059cm" svg:y2="7.874cm">
          <text:p/>
        </draw:line>
        <draw:line draw:style-name="gr4" draw:text-style-name="P2" draw:layer="layout" svg:x1="20.404cm" svg:y1="14.986cm" svg:x2="20.404cm" svg:y2="7.874cm">
          <text:p/>
        </draw:line>
        <draw:frame presentation:style-name="pr2" draw:layer="layout" svg:width="25.199cm" svg:height="3.506cm" svg:x="1.401cm" svg:y="0.837cm" presentation:class="title" presentation:user-transformed="true">
          <draw:text-box>
            <text:p>Thread Schedu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6-08-12T10:36:55.116706526</dc:date>
    <dc:creator>erik </dc:creator>
    <meta:editing-duration>PT23M53S</meta:editing-duration>
    <meta:editing-cycles>9</meta:editing-cycles>
    <meta:generator>LibreOffice/4.2.8.2$Linux_X86_64 LibreOffice_project/420m0$Build-2</meta:generator>
    <meta:document-statistic meta:object-count="57"/>
  </office:meta>
</office:document-meta>
</file>